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3.399cm" style:rel-column-width="13106*"/>
    </style:style>
    <style:style style:name="Πίνακας1.D" style:family="table-column">
      <style:table-column-properties style:column-width="3.401cm" style:rel-column-width="13109*"/>
    </style:style>
    <style:style style:name="Πίνακας1.E" style:family="table-column">
      <style:table-column-properties style:column-width="3.401cm" style:rel-column-width="13108*"/>
    </style:style>
    <style:style style:name="Πίνακας1.1" style:family="table-row">
      <style:table-row-properties style:min-row-height="1.169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E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E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3.399cm" style:rel-column-width="13106*"/>
    </style:style>
    <style:style style:name="Πίνακας2.D" style:family="table-column">
      <style:table-column-properties style:column-width="3.401cm" style:rel-column-width="13109*"/>
    </style:style>
    <style:style style:name="Πίνακας2.E" style:family="table-column">
      <style:table-column-properties style:column-width="3.401cm" style:rel-column-width="13108*"/>
    </style:style>
    <style:style style:name="Πίνακας2.1" style:family="table-row">
      <style:table-row-properties style:min-row-height="1.169cm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E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09562d" officeooo:paragraph-rsid="000e5a16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4a901" officeooo:paragraph-rsid="0011933d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e5a16"/>
    </style:style>
    <style:style style:name="P4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0e5a16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e5a16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e5a16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8c539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dddc9" officeooo:paragraph-rsid="001b45a9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dddc9" officeooo:paragraph-rsid="001dec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b1ee8" officeooo:paragraph-rsid="000e5a1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3d55e" officeooo:paragraph-rsid="0011933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fo:language="el" fo:country="GR" fo:font-weight="normal" officeooo:rsid="0014a901" officeooo:paragraph-rsid="0018c53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fo:language="el" fo:country="GR" fo:font-weight="normal" officeooo:rsid="001b45a9" officeooo:paragraph-rsid="001b45a9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1dec69"/>
    </style:style>
    <style:style style:name="P15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0e5a16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l" fo:country="GR" fo:font-weight="bold" officeooo:rsid="001ea5fd" officeooo:paragraph-rsid="001ea5fd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1dec69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19e545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d58e" officeooo:paragraph-rsid="001dec69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d58e" officeooo:paragraph-rsid="001ad58e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1dec69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1ab33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2077f7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8270" officeooo:paragraph-rsid="00208270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2a5ba" officeooo:paragraph-rsid="0022a5ba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paragraph-rsid="001dec69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7be74" officeooo:paragraph-rsid="0027be74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Liberation Serif" fo:font-size="12pt" fo:letter-spacing="normal" fo:language="en" fo:country="US" fo:font-style="normal" fo:font-weight="bold" officeooo:rsid="0026f7ab" officeooo:paragraph-rsid="0026f7ab" style:font-size-asian="10.5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officeooo:rsid="000b1ee8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officeooo:rsid="000fdd05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officeooo:rsid="00102e16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officeooo:rsid="0011933d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officeooo:rsid="0013d55e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officeooo:rsid="0011933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02e16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8c539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officeooo:rsid="000fdd05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officeooo:rsid="00102e16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officeooo:rsid="0011933d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US" fo:font-style="normal" officeooo:rsid="0013d55e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US" fo:font-style="normal" officeooo:rsid="00175186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letter-spacing="normal" fo:font-style="normal" style:text-underline-style="none"/>
    </style:style>
    <style:style style:name="T27" style:family="text">
      <style:text-properties fo:font-variant="normal" fo:text-transform="none" fo:color="#000000" style:font-name="Liberation Serif" fo:letter-spacing="normal" fo:font-style="normal" style:text-underline-style="none" officeooo:rsid="000bd03a"/>
    </style:style>
    <style:style style:name="T28" style:family="text">
      <style:text-properties fo:font-variant="normal" fo:text-transform="none" fo:color="#000000" style:font-name="Liberation Serif" fo:letter-spacing="normal" fo:font-style="normal" style:text-underline-style="none" officeooo:rsid="0010208b"/>
    </style:style>
    <style:style style:name="T29" style:family="text">
      <style:text-properties fo:font-variant="normal" fo:text-transform="none" fo:color="#000000" style:font-name="Liberation Serif" fo:letter-spacing="normal" fo:font-style="normal" style:text-underline-style="none" officeooo:rsid="001cece0"/>
    </style:style>
    <style:style style:name="T30" style:family="text">
      <style:text-properties fo:font-variant="normal" fo:text-transform="none" fo:color="#000000" style:font-name="Liberation Serif" fo:letter-spacing="normal" fo:font-style="normal" style:text-underline-style="none" officeooo:rsid="001dddc9"/>
    </style:style>
    <style:style style:name="T31" style:family="text">
      <style:text-properties fo:font-variant="normal" fo:text-transform="none" fo:color="#000000" style:font-name="Liberation Serif" fo:letter-spacing="normal" fo:language="en" fo:country="US" fo:font-style="normal" style:text-underline-style="none"/>
    </style:style>
    <style:style style:name="T3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0bd03a"/>
    </style:style>
    <style:style style:name="T33" style:family="text">
      <style:text-properties officeooo:rsid="0005c294"/>
    </style:style>
    <style:style style:name="T34" style:family="text">
      <style:text-properties fo:language="en" fo:country="US" officeooo:rsid="00068153"/>
    </style:style>
    <style:style style:name="T35" style:family="text">
      <style:text-properties fo:language="en" fo:country="US" officeooo:rsid="0007ff66"/>
    </style:style>
    <style:style style:name="T36" style:family="text">
      <style:text-properties fo:language="el" fo:country="GR" officeooo:rsid="00068153"/>
    </style:style>
    <style:style style:name="T37" style:family="text">
      <style:text-properties fo:language="el" fo:country="GR" officeooo:rsid="001dec69"/>
    </style:style>
    <style:style style:name="T38" style:family="text">
      <style:text-properties officeooo:rsid="001ab336"/>
    </style:style>
    <style:style style:name="T39" style:family="text">
      <style:text-properties officeooo:rsid="00242307"/>
    </style:style>
    <style:style style:name="T40" style:family="text">
      <style:text-properties officeooo:rsid="0027be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LANOMA MACHINE LEARNING</text:p>
      <text:p text:style-name="P15"/>
      <text:p text:style-name="P16">Σαλτερης Γεωργιος 2136</text:p>
      <text:p text:style-name="P16">Μουλόπουλος Αντώνιος 2104</text:p>
      <text:p text:style-name="P4"/>
      <text:p text:style-name="P5"/>
      <text:p text:style-name="P5"><text:span text:style-name="T33">Αποτελεσματα απο την εκπαίδευση διαφορων </text:span><text:span text:style-name="T34">clasifiers </text:span><text:span text:style-name="T36">που προβλεπουν αν καποιος εχει μελανομα η όχι. Οι </text:span><text:span text:style-name="T34">classifier </text:span><text:span text:style-name="T36">που χρησιμοποιουμε είναι οι </text:span><text:span text:style-name="T35">R</text:span><text:span text:style-name="T34">andom </text:span><text:span text:style-name="T35">F</text:span><text:span text:style-name="T34">orest, </text:span><text:bookmark text:name="Linear-Regression"/><text:span text:style-name="T13">Linear Regression,</text:span><text:bookmark text:name="SVM"/><text:span text:style-name="T13">SVM,</text:span><text:bookmark text:name="LINEAR-LOGISTIC-REGRESSION"/><text:span text:style-name="T13">L</text:span><text:span text:style-name="T14">inear</text:span><text:span text:style-name="T13"> L</text:span><text:span text:style-name="T14">ogistic</text:span><text:span text:style-name="T13"> R</text:span><text:bookmark text:name="OLS"/><text:span text:style-name="T14">egression</text:span><text:span text:style-name="T13">,OLS </text:span><text:span text:style-name="T25">και GaussianNB.</text:span></text:p>
      <text:p text:style-name="P6"/>
      <text:p text:style-name="P3"><text:span text:style-name="T8">Γ</text:span><text:span text:style-name="T7">ια το παρακατω πειραμα κρατήσαμε ολα τα </text:span><text:span text:style-name="T12">snp </text:span><text:span text:style-name="T7">με</text:span><text:span text:style-name="T9"> </text:span><text:span text:style-name="T15">pvalue &lt;= p = 0.0</text:span><text:span text:style-name="T18">0</text:span><text:span text:style-name="T15">01.</text:span></text:p>
      <text:p text:style-name="P1"><text:span text:style-name="T1">Οι ασθενεις μας ειναι στο συνολο 4980. Απο αυτούς </text:span><text:span text:style-name="T2">οι 3962 δεν εχουν την ασθενεια</text:span><text:span text:style-name="T11">(control = 0)</text:span><text:span text:style-name="T2"> και οι υπόλοιποι 1018 εχουν την ασθενεια</text:span><text:span text:style-name="T11">(case = 1)</text:span><text:span text:style-name="T2">.</text:span></text:p>
      <text:p text:style-name="P10"/>
      <text:p text:style-name="P2"><text:span text:style-name="T2">Τ</text:span><text:span text:style-name="T1">α </text:span><text:span text:style-name="T19">snp</text:span><text:span text:style-name="T20">s</text:span><text:span text:style-name="T19"> </text:span><text:span text:style-name="T1">με </text:span><text:span text:style-name="T16">pvalue &lt;= p = 0.</text:span><text:span text:style-name="T18">0</text:span><text:span text:style-name="T16">001 </text:span><text:span text:style-name="T1">είναι 5415 για να αποφύγουμε το </text:span><text:span text:style-name="T15">overfitting </text:span><text:span text:style-name="T1">μειώνουμε τα </text:span><text:span text:style-name="T19">snps </text:span><text:span text:style-name="T1">με τ</text:span><text:span text:style-name="T3">ον εξής τρόπο, τον οποίο σκεφτήκαμε μόνοι μας. Αφού στήσουμε τον πίνακα με του ασθενείς και τα χαρακτηριστικά τους, </text:span><text:span text:style-name="T4">στη συνέχεια βρίσκουμε τον πίνακα με τ</text:span><text:span text:style-name="T21">o</text:span><text:span text:style-name="T4"> </text:span><text:span text:style-name="T17">cosine similarity </text:span><text:span text:style-name="T4">μεταξύ των </text:span><text:span text:style-name="T21">snps </text:span><text:span text:style-name="T4">χρησιμοποιώντας την εντολή </text:span><text:span text:style-name="T10">metrics.pairwise.cosine_similarity. </text:span><text:span text:style-name="T5">Ορίζουμε έναν </text:span><text:span text:style-name="T22">counter </text:span><text:span text:style-name="T5">για κάθε </text:span><text:span text:style-name="T22">snp.</text:span><text:span text:style-name="T10"> </text:span><text:span text:style-name="T5">Στη συνέχεια εξετάζουμε την ομοιότητα μεταξύ των </text:span><text:span text:style-name="T22">snps </text:span><text:span text:style-name="T5">και αυξάνουμε κατά ένα τον </text:span><text:span text:style-name="T22">counter </text:span><text:span text:style-name="T5">του </text:span><text:span text:style-name="T22">snp </text:span><text:span text:style-name="T5">που έχει τιμή στον πίνακα ίση η μικρότερη από 0.</text:span><text:span text:style-name="T24">3</text:span><text:span text:style-name="T5">(</text:span><text:span text:style-name="T6">οσο πιο κοντά στο 1 είναι η τιμή τόσο πιο όμοια είναι μεταξύ τους τα χαρακτηριστικά.) κατα 1. Τέλος κρατήσαμε τα </text:span><text:span text:style-name="T23">snps </text:span><text:span text:style-name="T6">των οποίων ο </text:span><text:span text:style-name="T23">counter </text:span><text:span text:style-name="T6">είναι μεγαλύτερος ή ίσος από το 60% των συνολικών </text:span><text:span text:style-name="T23">snps.</text:span></text:p>
      <text:p text:style-name="P11"/>
      <text:p text:style-name="P11"/>
      <text:p text:style-name="P12"><text:span text:style-name="T27">Καναμε ενα τυχαίο </text:span><text:span text:style-name="T32">sample </text:span><text:span text:style-name="T27">του παραπανω δειγματος όπου το 90% ειναι το </text:span><text:span text:style-name="T32">trainData </text:span><text:span text:style-name="T27">και το 10% ειναι το </text:span><text:span text:style-name="T32">testData. </text:span><text:span text:style-name="T27">Μετα το </text:span><text:span text:style-name="T32">sample </text:span><text:span text:style-name="T27">στο 90% του δειγματος οι 3572 ασθενεις δεν εχουνε την ασθενεια</text:span><text:span text:style-name="T28">(</text:span><text:span text:style-name="T27"> και 910 ασθενεις εχουν την ασθενεια. Στο 10% του δειγματος οι 390 ασθενεις δεν εχουν την ασθενεια και οι 108 εχουν την ασθενεια.</text:span></text:p>
      <text:p text:style-name="P7"/>
      <text:p text:style-name="P7"/>
      <table:table table:name="Πίνακας1" table:style-name="Πίνακας1">
        <table:table-column table:style-name="Πίνακας1.A" table:number-columns-repeated="3"/>
        <table:table-column table:style-name="Πίνακας1.D"/>
        <table:table-column table:style-name="Πίνακας1.E"/>
        <table:table-row table:style-name="Πίνακας1.1">
          <table:table-cell table:style-name="Πίνακας1.A1" office:value-type="string">
            <text:p text:style-name="P26"/>
          </table:table-cell>
          <table:table-cell table:style-name="Πίνακας1.A1" office:value-type="string">
            <text:p text:style-name="P18">Cross validation</text:p>
          </table:table-cell>
          <table:table-cell table:style-name="Πίνακας1.A1" office:value-type="string">
            <text:p text:style-name="P18">AUC</text:p>
          </table:table-cell>
          <table:table-cell table:style-name="Πίνακας1.A1" office:value-type="string">
            <text:p text:style-name="P18">recall</text:p>
          </table:table-cell>
          <table:table-cell table:style-name="Πίνακας1.E1" office:value-type="string">
            <text:p text:style-name="P23">precision</text:p>
          </table:table-cell>
        </table:table-row>
        <table:table-row table:style-name="Πίνακας1.1">
          <table:table-cell table:style-name="Πίνακας1.A2" office:value-type="string">
            <text:p text:style-name="P18">Random Forest</text:p>
          </table:table-cell>
          <table:table-cell table:style-name="Πίνακας1.A2" office:value-type="string">
            <text:p text:style-name="P20">0,84</text:p>
          </table:table-cell>
          <table:table-cell table:style-name="Πίνακας1.A2" office:value-type="string">
            <text:p text:style-name="P20">0,64</text:p>
          </table:table-cell>
          <table:table-cell table:style-name="Πίνακας1.A2" office:value-type="string">
            <text:p text:style-name="P20">0,28</text:p>
          </table:table-cell>
          <table:table-cell table:style-name="Πίνακας1.E2" office:value-type="string">
            <text:p text:style-name="P24">0,22</text:p>
          </table:table-cell>
        </table:table-row>
        <table:table-row table:style-name="Πίνακας1.1">
          <table:table-cell table:style-name="Πίνακας1.A2" office:value-type="string">
            <text:p text:style-name="P18">Linear Regression</text:p>
          </table:table-cell>
          <table:table-cell table:style-name="Πίνακας1.A2" office:value-type="string">
            <text:p text:style-name="P20">0,89</text:p>
          </table:table-cell>
          <table:table-cell table:style-name="Πίνακας1.A2" office:value-type="string">
            <text:p text:style-name="P20">0,81</text:p>
          </table:table-cell>
          <table:table-cell table:style-name="Πίνακας1.A2" office:value-type="string">
            <text:p text:style-name="P20">0,63</text:p>
          </table:table-cell>
          <table:table-cell table:style-name="Πίνακας1.E2" office:value-type="string">
            <text:p text:style-name="P24">0,6</text:p>
          </table:table-cell>
        </table:table-row>
        <table:table-row table:style-name="Πίνακας1.1">
          <table:table-cell table:style-name="Πίνακας1.A2" office:value-type="string">
            <text:p text:style-name="P18">SVM</text:p>
          </table:table-cell>
          <table:table-cell table:style-name="Πίνακας1.A2" office:value-type="string">
            <text:p text:style-name="P20">0,78</text:p>
          </table:table-cell>
          <table:table-cell table:style-name="Πίνακας1.A2" office:value-type="string">
            <text:p text:style-name="P20">0,5</text:p>
          </table:table-cell>
          <table:table-cell table:style-name="Πίνακας1.A2" office:value-type="string">
            <text:p text:style-name="P20">0,0</text:p>
          </table:table-cell>
          <table:table-cell table:style-name="Πίνακας1.E2" office:value-type="string">
            <text:p text:style-name="P25">0,0</text:p>
          </table:table-cell>
        </table:table-row>
        <table:table-row table:style-name="Πίνακας1.1">
          <table:table-cell table:style-name="Πίνακας1.A2" office:value-type="string">
            <text:p text:style-name="P18">SVM(kernel = linear)</text:p>
          </table:table-cell>
          <table:table-cell table:style-name="Πίνακας1.A2" office:value-type="string">
            <text:p text:style-name="P20">0,92</text:p>
          </table:table-cell>
          <table:table-cell table:style-name="Πίνακας1.A2" office:value-type="string">
            <text:p text:style-name="P20">0,85</text:p>
          </table:table-cell>
          <table:table-cell table:style-name="Πίνακας1.A2" office:value-type="string">
            <text:p text:style-name="P20">0,71</text:p>
          </table:table-cell>
          <table:table-cell table:style-name="Πίνακας1.E2" office:value-type="string">
            <text:p text:style-name="P24">0,74</text:p>
          </table:table-cell>
        </table:table-row>
        <table:table-row table:style-name="Πίνακας1.1">
          <table:table-cell table:style-name="Πίνακας1.A2" office:value-type="string">
            <text:p text:style-name="P18">Linear <text:span text:style-name="T38">Logistic Regression</text:span></text:p>
          </table:table-cell>
          <table:table-cell table:style-name="Πίνακας1.A2" office:value-type="string">
            <text:p text:style-name="P20">0,92</text:p>
          </table:table-cell>
          <table:table-cell table:style-name="Πίνακας1.A2" office:value-type="string">
            <text:p text:style-name="P20">0,87</text:p>
          </table:table-cell>
          <table:table-cell table:style-name="Πίνακας1.A2" office:value-type="string">
            <text:p text:style-name="P20">0,75</text:p>
          </table:table-cell>
          <table:table-cell table:style-name="Πίνακας1.E2" office:value-type="string">
            <text:p text:style-name="P24">0,68</text:p>
          </table:table-cell>
        </table:table-row>
        <table:table-row table:style-name="Πίνακας1.1">
          <table:table-cell table:style-name="Πίνακας1.A2" office:value-type="string">
            <text:p text:style-name="P22">OLS</text:p>
          </table:table-cell>
          <table:table-cell table:style-name="Πίνακας1.A2" office:value-type="string">
            <text:p text:style-name="P20">0,91</text:p>
          </table:table-cell>
          <table:table-cell table:style-name="Πίνακας1.A2" office:value-type="string">
            <text:p text:style-name="P20">0,82</text:p>
          </table:table-cell>
          <table:table-cell table:style-name="Πίνακας1.A2" office:value-type="string">
            <text:p text:style-name="P20">0,73</text:p>
          </table:table-cell>
          <table:table-cell table:style-name="Πίνακας1.E2" office:value-type="string">
            <text:p text:style-name="P24">0,62</text:p>
          </table:table-cell>
        </table:table-row>
        <table:table-row table:style-name="Πίνακας1.1">
          <table:table-cell table:style-name="Πίνακας1.A2" office:value-type="string">
            <text:p text:style-name="P22">Naive Bayes Gaussian</text:p>
          </table:table-cell>
          <table:table-cell table:style-name="Πίνακας1.A2" office:value-type="string">
            <text:p text:style-name="P20">0,96</text:p>
          </table:table-cell>
          <table:table-cell table:style-name="Πίνακας1.A2" office:value-type="string">
            <text:p text:style-name="P20">0,93</text:p>
          </table:table-cell>
          <table:table-cell table:style-name="Πίνακας1.A2" office:value-type="string">
            <text:p text:style-name="P20">0,<text:span text:style-name="T39">91</text:span></text:p>
          </table:table-cell>
          <table:table-cell table:style-name="Πίνακας1.E2" office:value-type="string">
            <text:p text:style-name="P24">0,89</text:p>
          </table:table-cell>
        </table:table-row>
      </table:table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13"><text:span text:style-name="T27">Σ</text:span><text:span text:style-name="T26">τη συνέχεια θα κανουμε ένα </text:span><text:span text:style-name="T31">balanced </text:span><text:span text:style-name="T26">του </text:span><text:span text:style-name="T31">Data Train. </text:span><text:span text:style-name="T26">Το αρχικό </text:span><text:span text:style-name="T31">Data Train </text:span><text:span text:style-name="T26">έχει</text:span><text:span text:style-name="T31"> </text:span><text:span text:style-name="T27">3572 ασθενεις </text:span><text:span text:style-name="T26">που </text:span><text:span text:style-name="T27">δεν εχουνε την ασθενεια και 910 ασθενεις </text:span><text:span text:style-name="T26">που</text:span><text:span text:style-name="T27"> εχουν την ασθενεια. </text:span><text:span text:style-name="T29">Θα μειώσουμε τους ασθενεις που δεν εχουν την ασθενεια στους 1300 με τυχαίο τροπο ώστε να υπάρχει μια ισορροπια </text:span><text:span text:style-name="T30">μεταξυ των ασθενών που εχου την ασθενεία και αυτών που δεν την έχουν.</text:span></text:p>
      <text:p text:style-name="P8"/>
      <text:p text:style-name="P9"/>
      <table:table table:name="Πίνακας2" table:style-name="Πίνακας2">
        <table:table-column table:style-name="Πίνακας2.A" table:number-columns-repeated="3"/>
        <table:table-column table:style-name="Πίνακας2.D"/>
        <table:table-column table:style-name="Πίνακας2.E"/>
        <table:table-row table:style-name="Πίνακας2.1">
          <table:table-cell table:style-name="Πίνακας2.A1" office:value-type="string">
            <text:p text:style-name="P27"/>
          </table:table-cell>
          <table:table-cell table:style-name="Πίνακας2.A1" office:value-type="string">
            <text:p text:style-name="P17">Cross validation</text:p>
          </table:table-cell>
          <table:table-cell table:style-name="Πίνακας2.A1" office:value-type="string">
            <text:p text:style-name="P17">AUC</text:p>
          </table:table-cell>
          <table:table-cell table:style-name="Πίνακας2.A1" office:value-type="string">
            <text:p text:style-name="P17">recall</text:p>
          </table:table-cell>
          <table:table-cell table:style-name="Πίνακας2.E1" office:value-type="string">
            <text:p text:style-name="P23">precision</text:p>
          </table:table-cell>
        </table:table-row>
        <table:table-row table:style-name="Πίνακας2.1">
          <table:table-cell table:style-name="Πίνακας2.A2" office:value-type="string">
            <text:p text:style-name="P17">Random Forest</text:p>
          </table:table-cell>
          <table:table-cell table:style-name="Πίνακας2.A2" office:value-type="string">
            <text:p text:style-name="P19">0,<text:span text:style-name="T37">7</text:span></text:p>
          </table:table-cell>
          <table:table-cell table:style-name="Πίνακας2.A2" office:value-type="string">
            <text:p text:style-name="P19">0,6<text:span text:style-name="T37">3</text:span></text:p>
          </table:table-cell>
          <table:table-cell table:style-name="Πίνακας2.A2" office:value-type="string">
            <text:p text:style-name="P19">0,<text:span text:style-name="T37">34</text:span></text:p>
          </table:table-cell>
          <table:table-cell table:style-name="Πίνακας2.E2" office:value-type="string">
            <text:p text:style-name="P28">0,25</text:p>
          </table:table-cell>
        </table:table-row>
        <table:table-row table:style-name="Πίνακας2.1">
          <table:table-cell table:style-name="Πίνακας2.A2" office:value-type="string">
            <text:p text:style-name="P17">Linear Regression</text:p>
          </table:table-cell>
          <table:table-cell table:style-name="Πίνακας2.A2" office:value-type="string">
            <text:p text:style-name="P19">0,8<text:span text:style-name="T37">1</text:span></text:p>
          </table:table-cell>
          <table:table-cell table:style-name="Πίνακας2.A2" office:value-type="string">
            <text:p text:style-name="P19">0,<text:span text:style-name="T37">77</text:span></text:p>
          </table:table-cell>
          <table:table-cell table:style-name="Πίνακας2.A2" office:value-type="string">
            <text:p text:style-name="P19">0,6<text:span text:style-name="T37">1</text:span></text:p>
          </table:table-cell>
          <table:table-cell table:style-name="Πίνακας2.E2" office:value-type="string">
            <text:p text:style-name="P28">0,58</text:p>
          </table:table-cell>
        </table:table-row>
        <table:table-row table:style-name="Πίνακας2.1">
          <table:table-cell table:style-name="Πίνακας2.A2" office:value-type="string">
            <text:p text:style-name="P17">SVM</text:p>
          </table:table-cell>
          <table:table-cell table:style-name="Πίνακας2.A2" office:value-type="string">
            <text:p text:style-name="P19">0,<text:span text:style-name="T37">65</text:span></text:p>
          </table:table-cell>
          <table:table-cell table:style-name="Πίνακας2.A2" office:value-type="string">
            <text:p text:style-name="P19">0,<text:span text:style-name="T37">6</text:span></text:p>
          </table:table-cell>
          <table:table-cell table:style-name="Πίνακας2.A2" office:value-type="string">
            <text:p text:style-name="P19">0,<text:span text:style-name="T37">3</text:span></text:p>
          </table:table-cell>
          <table:table-cell table:style-name="Πίνακας2.E2" office:value-type="string">
            <text:p text:style-name="P29">0,13</text:p>
            <text:p text:style-name="P19"/>
          </table:table-cell>
        </table:table-row>
        <table:table-row table:style-name="Πίνακας2.1">
          <table:table-cell table:style-name="Πίνακας2.A2" office:value-type="string">
            <text:p text:style-name="P17">SVM(kernel = linear)</text:p>
          </table:table-cell>
          <table:table-cell table:style-name="Πίνακας2.A2" office:value-type="string">
            <text:p text:style-name="P19">0,<text:span text:style-name="T37">88</text:span></text:p>
          </table:table-cell>
          <table:table-cell table:style-name="Πίνακας2.A2" office:value-type="string">
            <text:p text:style-name="P19">0,8<text:span text:style-name="T37">8</text:span></text:p>
          </table:table-cell>
          <table:table-cell table:style-name="Πίνακας2.A2" office:value-type="string">
            <text:p text:style-name="P19">0,<text:span text:style-name="T37">8</text:span><text:span text:style-name="T40">9</text:span></text:p>
          </table:table-cell>
          <table:table-cell table:style-name="Πίνακας2.E2" office:value-type="string">
            <text:p text:style-name="P28">0,75</text:p>
          </table:table-cell>
        </table:table-row>
        <table:table-row table:style-name="Πίνακας2.1">
          <table:table-cell table:style-name="Πίνακας2.A2" office:value-type="string">
            <text:p text:style-name="P17">Linear <text:span text:style-name="T38">Logistic Regression</text:span></text:p>
          </table:table-cell>
          <table:table-cell table:style-name="Πίνακας2.A2" office:value-type="string">
            <text:p text:style-name="P19">0,<text:span text:style-name="T37">87</text:span></text:p>
          </table:table-cell>
          <table:table-cell table:style-name="Πίνακας2.A2" office:value-type="string">
            <text:p text:style-name="P19">0,<text:span text:style-name="T40">87</text:span></text:p>
          </table:table-cell>
          <table:table-cell table:style-name="Πίνακας2.A2" office:value-type="string">
            <text:p text:style-name="P19">0,<text:span text:style-name="T37">8</text:span><text:span text:style-name="T40">8</text:span></text:p>
          </table:table-cell>
          <table:table-cell table:style-name="Πίνακας2.E2" office:value-type="string">
            <text:p text:style-name="P28">0,76</text:p>
          </table:table-cell>
        </table:table-row>
        <table:table-row table:style-name="Πίνακας2.1">
          <table:table-cell table:style-name="Πίνακας2.A2" office:value-type="string">
            <text:p text:style-name="P21">OLS</text:p>
          </table:table-cell>
          <table:table-cell table:style-name="Πίνακας2.A2" office:value-type="string">
            <text:p text:style-name="P19">0,<text:span text:style-name="T37">81</text:span></text:p>
          </table:table-cell>
          <table:table-cell table:style-name="Πίνακας2.A2" office:value-type="string">
            <text:p text:style-name="P19">0,<text:span text:style-name="T40">82</text:span></text:p>
          </table:table-cell>
          <table:table-cell table:style-name="Πίνακας2.A2" office:value-type="string">
            <text:p text:style-name="P19">0,<text:span text:style-name="T40">85</text:span></text:p>
          </table:table-cell>
          <table:table-cell table:style-name="Πίνακας2.E2" office:value-type="string">
            <text:p text:style-name="P28">0,6</text:p>
          </table:table-cell>
        </table:table-row>
        <table:table-row table:style-name="Πίνακας2.1">
          <table:table-cell table:style-name="Πίνακας2.A2" office:value-type="string">
            <text:p text:style-name="P21">Naive Bayes Gaussian</text:p>
          </table:table-cell>
          <table:table-cell table:style-name="Πίνακας2.A2" office:value-type="string">
            <text:p text:style-name="P19">0,9<text:span text:style-name="T37">4</text:span></text:p>
          </table:table-cell>
          <table:table-cell table:style-name="Πίνακας2.A2" office:value-type="string">
            <text:p text:style-name="P19">0,9<text:span text:style-name="T37">4</text:span></text:p>
          </table:table-cell>
          <table:table-cell table:style-name="Πίνακας2.A2" office:value-type="string">
            <text:p text:style-name="P19">0,<text:span text:style-name="T37">9</text:span><text:span text:style-name="T40">0</text:span></text:p>
          </table:table-cell>
          <table:table-cell table:style-name="Πίνακας2.E2" office:value-type="string">
            <text:p text:style-name="P28">0,92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19:39.671000000</meta:creation-date>
    <dc:date>2017-05-12T03:51:22.989000000</dc:date>
    <meta:editing-duration>PT1H1M58S</meta:editing-duration>
    <meta:editing-cycles>14</meta:editing-cycles>
    <meta:generator>LibreOffice/5.1.1.3$Windows_x86 LibreOffice_project/89f508ef3ecebd2cfb8e1def0f0ba9a803b88a6d</meta:generator>
    <meta:document-statistic meta:table-count="2" meta:image-count="0" meta:object-count="0" meta:page-count="2" meta:paragraph-count="87" meta:word-count="410" meta:character-count="2384" meta:non-whitespace-character-count="2061"/>
  </office:meta>
</office:document-meta>
</file>